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Calibri" svg:font-family="Calibri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 style:list-style-name="WWNum1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12802108" text:style-name="WWNum1">
        <text:list-item>
          <text:p text:style-name="P1">A</text:p>
        </text:list-item>
      </text:list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Calibri" svg:font-family="Calibri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001, 002, 003, ...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Miklos Vajna</meta:initial-creator>
    <dc:creator>Miklos Vajna</dc:creator>
    <meta:editing-cycles>2</meta:editing-cycles>
    <meta:creation-date>2020-03-01T15:05:00</meta:creation-date>
    <dc:date>2020-03-17T17:13:12.926711380</dc:date>
    <meta:editing-duration>PT2M19S</meta:editing-duration>
    <meta:generator>LibreOfficeDev/7.0.0.0.alpha0$Linux_X86_64 LibreOffice_project/12c66612cab71f6cf6a2a92724297db158911f16</meta:generator>
    <meta:document-statistic meta:table-count="0" meta:image-count="0" meta:object-count="0" meta:page-count="1" meta:paragraph-count="1" meta:word-count="2" meta:character-count="5" meta:non-whitespace-character-count="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